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Calibri" svg:font-family="Calibri"/>
  </office:font-face-decls>
  <office:automatic-styles>
    <style:style style:family="table" style:master-page-name="Standard" style:name="Table1">
      <co:linked-style style-name="Cell1"/>
      <style:table-properties style:width="252.8507pt" table:display="true"/>
    </style:style>
    <style:style style:family="table-cell" style:master-page-name="Standard" style:name="Cell1">
      <co:linked-style style-name="Table1"/>
    </style:style>
    <style:style style:family="table-column" style:name="Col3">
      <style:table-column-properties style:column-width="51.5303pt" style:use-optimal-column-width="true"/>
    </style:style>
    <style:style style:family="table-column" style:name="Col2">
      <style:table-column-properties style:column-width="107.9053pt" style:use-optimal-column-width="false"/>
    </style:style>
    <style:style style:family="table-column" style:name="Col1">
      <style:table-column-properties style:column-width="144.9454pt" style:use-optimal-column-width="false"/>
    </style:style>
    <style:style style:family="table-row" style:name="Row1">
      <style:table-row-properties style:min-row-height="15pt" style:row-height="15pt" style:use-optimal-row-height="true"/>
    </style:style>
    <style:style style:data-style-name="N1" style:family="table-cell" style:name="Cell3">
      <style:table-cell-properties/>
      <style:text-properties fo:color="#000000" fo:font-family="Calibri" fo:font-size="11pt" style:font-name="Calibri" style:font-size-asian="11pt" style:font-size-complex="11pt">
        <co:theme-color>
          <value>
            <themeColorId>dark1</themeColorId>
          </value>
        </co:theme-color>
        <co:scheme val="minor"/>
      </style:text-properties>
    </style:style>
    <style:style style:family="table-cell" style:name="Cell2" style:parent-style-name="Default_cell_cl"/>
  </office:automatic-styles>
  <office:body>
    <office:spreadsheet>
      <table:table co:columns-count="2" co:grouping-summary-below="true" co:grouping-summary-right="true" co:rows-count="8" co:show-zero-value="true" table:name="Актуальность" table:style-name="Table1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style-name="Col1"/>
        <table:table-column table:default-cell-style-name="Cell2" table:style-name="Col2"/>
        <table:table-column table:default-cell-style-name="Cell2" table:number-columns-repeated="16382" table:style-name="Col3"/>
        <table:table-row table:style-name="Row1">
          <table:table-cell office:value-type="string">
            <text:p>Номер клиента</text:p>
          </table:table-cell>
          <table:table-cell office:value-type="string">
            <text:p>Дата действия</text:p>
          </table:table-cell>
          <table:table-cell table:number-columns-repeated="16382"/>
        </table:table-row>
        <table:table-row table:style-name="Row1">
          <table:table-cell office:value="115224" office:value-type="float"/>
          <table:table-cell office:date-value="2025-01-01T00:00:00.000000" office:value-type="date" table:style-name="Cell3"/>
          <table:table-cell table:number-columns-repeated="16382"/>
        </table:table-row>
        <table:table-row table:style-name="Row1">
          <table:table-cell office:value="987654" office:value-type="float"/>
          <table:table-cell office:date-value="2025-01-01T00:00:00.000000" office:value-type="date" table:style-name="Cell3"/>
          <table:table-cell table:number-columns-repeated="16382"/>
        </table:table-row>
        <table:table-row table:style-name="Row1">
          <table:table-cell office:value="744961" office:value-type="float"/>
          <table:table-cell office:date-value="2025-01-01T00:00:00.000000" office:value-type="date" table:style-name="Cell3"/>
          <table:table-cell table:number-columns-repeated="16382"/>
        </table:table-row>
        <table:table-row table:style-name="Row1">
          <table:table-cell office:value="785559" office:value-type="float"/>
          <table:table-cell office:date-value="2024-07-01T00:00:00.000000" office:value-type="date" table:style-name="Cell3"/>
          <table:table-cell table:number-columns-repeated="16382"/>
        </table:table-row>
        <table:table-row table:style-name="Row1">
          <table:table-cell office:value="265481" office:value-type="float"/>
          <table:table-cell office:date-value="2024-05-01T00:00:00.000000" office:value-type="date" table:style-name="Cell3"/>
          <table:table-cell table:number-columns-repeated="16382"/>
        </table:table-row>
        <table:table-row table:style-name="Row1">
          <table:table-cell office:value="468774" office:value-type="float"/>
          <table:table-cell office:date-value="2024-07-28T00:00:00.000000" office:value-type="date" table:style-name="Cell3"/>
          <table:table-cell table:number-columns-repeated="16382"/>
        </table:table-row>
        <table:table-row table:style-name="Row1">
          <table:table-cell office:value="336542" office:value-type="float"/>
          <table:table-cell office:date-value="2025-01-01T00:00:00.000000" office:value-type="date" table:style-name="Cell3"/>
          <table:table-cell table:number-columns-repeated="16382"/>
        </table:table-row>
        <table:table-row table:number-rows-repeated="1048568" table:style-name="Row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style co:named-style-uuid="aa9d52d6-334c-4452-84f6-7a8a80ee471d" style:display-name="Default cell" style:family="table" style:name="Default_cell">
      <co:linked-style style-name="Default_cell_cl"/>
      <style:table-properties table:display="true"/>
    </style:style>
    <style:style co:is-default-style="true" co:named-style-uuid="aa9d52d6-334c-4452-84f6-7a8a80ee471d" style:data-style-name="N2" style:display-name="Default cell" style:family="table-cell" style:name="Default_cell_cl">
      <co:linked-style style-name="Default_cell"/>
      <style:table-cell-properties/>
      <style:text-properties fo:color="#000000" fo:font-family="Calibri" fo:font-size="11pt" style:font-name="Calibri" style:font-size-asian="11pt" style:font-size-complex="11pt">
        <co:theme-color>
          <value>
            <themeColorId>dark1</themeColorId>
          </value>
        </co:theme-color>
        <co:scheme val="minor"/>
      </style:text-properties>
    </style:style>
    <text:notes-configuration co:endnotes-position="document-end" style:num-format="i" text:note-class="endnote" text:start-numbering-at="document"/>
    <number:number-style co:extendedFormatCode="General" style:name="N2">
      <number:number number:min-integer-digits="1"/>
    </number:number-style>
    <number:date-style co:extendedFormatCode="[$-F800]mm/dd/yyyy" number:automatic-order="true" style:name="N1">
      <number:month number:style="long"/>
      <number:text>/</number:text>
      <number:day number:style="long"/>
      <number:text>/</number:text>
      <number:year number:style="long"/>
    </number:date-style>
  </office:styles>
  <office:automatic-styles>
    <style:page-layout style:name="PM1">
      <style:page-layout-properties fo:margin-bottom="54pt" fo:margin-left="50.4pt" fo:margin-right="50.4pt" fo:margin-top="54pt"/>
      <style:header-style>
        <style:header-footer-properties fo:margin-bottom="0pt" fo:min-height="21.6pt"/>
      </style:header-style>
      <style:footer-style>
        <style:header-footer-properties fo:margin-top="0pt" fo:min-height="21.6pt"/>
      </style:footer-style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2-1208.815.9190.836.1@8382d6152588db0ab792fa9c088da24490f5d0fd</meta:generator>
    <dc:date>2024-07-10T09:10:09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Тема Office" styleName="Theme1">
    <a:themeElements>
      <a:clrScheme name="Стандартная">
        <a:dk1>
          <a:srgbClr val="000000"/>
        </a:dk1>
        <a:lt1>
          <a:srgbClr val="FFFFFF"/>
        </a:lt1>
        <a:dk2>
          <a:srgbClr val="44546A"/>
        </a:dk2>
        <a:lt2>
          <a:srgbClr val="E7E6E6"/>
        </a:lt2>
        <a:accent1>
          <a:srgbClr val="5B9BD5"/>
        </a:accent1>
        <a:accent2>
          <a:srgbClr val="ED7D31"/>
        </a:accent2>
        <a:accent3>
          <a:srgbClr val="A5A5A5"/>
        </a:accent3>
        <a:accent4>
          <a:srgbClr val="FFC000"/>
        </a:accent4>
        <a:accent5>
          <a:srgbClr val="4472C4"/>
        </a:accent5>
        <a:accent6>
          <a:srgbClr val="70AD47"/>
        </a:accent6>
        <a:hlink>
          <a:srgbClr val="0563C1"/>
        </a:hlink>
        <a:folHlink>
          <a:srgbClr val="954F72"/>
        </a:folHlink>
      </a:clrScheme>
      <a:fontScheme name="Стандартная">
        <a:majorFont>
          <a:latin typeface="Calibri Light"/>
          <a:ea typeface=""/>
          <a:cs typeface=""/>
        </a:majorFont>
        <a:minorFont>
          <a:latin typeface="Calibri"/>
          <a:ea typeface=""/>
          <a:cs typeface=""/>
        </a:minorFont>
      </a:fontScheme>
      <a:fmtScheme name="Стандартная">
        <a:fillStyleLst>
          <a:solidFill>
            <a:schemeClr val="phClr"/>
          </a:solidFill>
          <a:gradFill>
            <a:gsLst>
              <a:gs pos="0">
                <a:schemeClr val="phClr">
                  <a:lumMod val="110000"/>
                  <a:satMod val="105000"/>
                  <a:tint val="67000"/>
                </a:schemeClr>
              </a:gs>
              <a:gs pos="50000">
                <a:schemeClr val="phClr">
                  <a:lumMod val="105000"/>
                  <a:satMod val="103000"/>
                  <a:tint val="73000"/>
                </a:schemeClr>
              </a:gs>
              <a:gs pos="100000">
                <a:schemeClr val="phClr">
                  <a:lumMod val="105000"/>
                  <a:satMod val="109000"/>
                  <a:tint val="81000"/>
                </a:schemeClr>
              </a:gs>
            </a:gsLst>
          </a:gradFill>
          <a:gradFill>
            <a:gsLst>
              <a:gs pos="0">
                <a:schemeClr val="phClr">
                  <a:satMod val="103000"/>
                  <a:lumMod val="102000"/>
                  <a:tint val="94000"/>
                </a:schemeClr>
              </a:gs>
              <a:gs pos="50000">
                <a:schemeClr val="phClr">
                  <a:satMod val="110000"/>
                  <a:lumMod val="100000"/>
                  <a:shade val="100000"/>
                </a:schemeClr>
              </a:gs>
              <a:gs pos="100000">
                <a:schemeClr val="phClr">
                  <a:lumMod val="99000"/>
                  <a:satMod val="120000"/>
                  <a:shade val="78000"/>
                </a:schemeClr>
              </a:gs>
            </a:gsLst>
          </a:gradFill>
        </a:fillStyleLst>
        <a:lnStyleLst>
          <a:ln w="6350">
            <a:solidFill>
              <a:schemeClr val="phClr"/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solidFill>
            <a:schemeClr val="phClr">
              <a:tint val="95000"/>
              <a:satMod val="170000"/>
            </a:schemeClr>
          </a:solidFill>
          <a:gradFill>
            <a:gsLst>
              <a:gs pos="0">
                <a:schemeClr val="phClr">
                  <a:tint val="93000"/>
                  <a:satMod val="150000"/>
                  <a:shade val="98000"/>
                  <a:lumMod val="102000"/>
                </a:schemeClr>
              </a:gs>
              <a:gs pos="50000">
                <a:schemeClr val="phClr">
                  <a:tint val="98000"/>
                  <a:satMod val="130000"/>
                  <a:shade val="90000"/>
                  <a:lumMod val="103000"/>
                </a:schemeClr>
              </a:gs>
              <a:gs pos="100000">
                <a:schemeClr val="phClr">
                  <a:shade val="63000"/>
                  <a:satMod val="12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